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ixed-text form:name="Name" form:control-implementation="ooo:com.sun.star.form.component.FixedText" xml:id="control1" form:id="control1" form:label="Name" form:for="control3"/>
          <form:fixed-text form:name="Bird Date" form:control-implementation="ooo:com.sun.star.form.component.FixedText" xml:id="control2" form:id="control2" form:label="Bird Date" form:for="control4"/>
          <form:text form:name="okp_tpl_name" form:control-implementation="ooo:com.sun.star.form.component.TextField" xml:id="control3" form:id="control3" form:current-value="${okp_tpl_name!}" form:value="${okp_tpl_name!}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okp_tpl_bird_date" form:control-implementation="ooo:com.sun.star.form.component.TextField" xml:id="control4" form:id="control4" form:current-value="${okp_tpl_bird_date?date}" form:value="${okp_tpl_bird_date?date}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kp_tpl_language" form:control-implementation="ooo:com.sun.star.form.component.TextField" xml:id="control5" form:id="control5" form:current-value="${okp_tpl_language!}" form:value="${okp_tpl_language!}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fixed-text form:name="Language" form:control-implementation="ooo:com.sun.star.form.component.FixedText" xml:id="control6" form:id="control6" form:label="Language" form:for="control5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1" svg:width="2.5cm" svg:height="0.652cm" svg:x="2.2cm" svg:y="3.907cm" draw:control="control1"/>
      <draw:control text:anchor-type="page" text:anchor-page-number="1" draw:z-index="1" draw:style-name="gr1" draw:text-style-name="P1" svg:width="2.5cm" svg:height="0.652cm" svg:x="2.2cm" svg:y="4.87cm" draw:control="control2"/>
      <draw:control text:anchor-type="page" text:anchor-page-number="1" draw:z-index="2" draw:style-name="gr2" draw:text-style-name="P2" svg:width="4.001cm" svg:height="0.652cm" svg:x="4.665cm" svg:y="3.999cm" draw:control="control3"/>
      <draw:control text:anchor-type="page" text:anchor-page-number="1" draw:z-index="3" draw:style-name="gr2" draw:text-style-name="P2" svg:width="4.001cm" svg:height="0.652cm" svg:x="4.665cm" svg:y="4.87cm" draw:control="control4"/>
      <draw:control text:anchor-type="page" text:anchor-page-number="1" draw:z-index="4" draw:style-name="gr2" draw:text-style-name="P2" svg:width="4.001cm" svg:height="0.652cm" svg:x="4.671cm" svg:y="5.729cm" draw:control="control5"/>
      <draw:control text:anchor-type="page" text:anchor-page-number="1" draw:z-index="5" draw:style-name="gr3" draw:text-style-name="P1" svg:width="2.5cm" svg:height="0.652cm" svg:x="2.2cm" svg:y="5.729cm" draw:control="control6"/>
      <text:h text:style-name="Heading_20_1" text:outline-level="1">Sample template form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o Avila</meta:initial-creator>
    <meta:creation-date>2011-01-03T11:08:01</meta:creation-date>
    <dc:date>2011-09-05T14:02:50</dc:date>
    <dc:creator>Paco Avila</dc:creator>
    <meta:editing-duration>PT1H18M9S</meta:editing-duration>
    <meta:editing-cycles>18</meta:editing-cycles>
    <meta:generator>LibreOffice/3.3$Unix LibreOffice_project/330m19$Build-301</meta:generator>
    <meta:document-statistic meta:table-count="0" meta:image-count="0" meta:object-count="0" meta:page-count="1" meta:paragraph-count="1" meta:word-count="3" meta:character-count="20"/>
  </office:meta>
</office:document-meta>
</file>